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0cm" fo:min-width="0cm" fo:padding-top="0.127cm" fo:padding-bottom="0.127cm" fo:padding-left="0.252cm" fo:padding-right="0.252cm"/>
    </style:style>
    <style:style style:name="gr2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23.736cm" fo:min-width="27.486cm" fo:padding-top="0.127cm" fo:padding-bottom="0.127cm" fo:padding-left="0.252cm" fo:padding-right="0.252cm"/>
    </style:style>
    <style:style style:name="gr3" style:family="graphic" style:parent-style-name="objectwithoutfill">
      <style:graphic-properties svg:stroke-width="0.004cm" svg:stroke-color="#ff0000" draw:marker-start-width="0.206cm" draw:marker-end-width="0.206cm" draw:fill="none" draw:textarea-vertical-align="middle" fo:padding-top="0.127cm" fo:padding-bottom="0.127cm" fo:padding-left="0.252cm" fo:padding-right="0.252cm"/>
    </style:style>
    <style:style style:name="gr4" style:family="graphic" style:parent-style-name="standard">
      <style:graphic-properties svg:stroke-width="0.004cm" svg:stroke-color="#ff0000" draw:marker-start-width="0.206cm" draw:marker-end-width="0.206cm" draw:textarea-vertical-align="middle" fo:padding-top="0.127cm" fo:padding-bottom="0.127cm" fo:padding-left="0.252cm" fo:padding-right="0.2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measurelines" svg:width="0.2cm" svg:height="0.2cm" svg:x="8.2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1cm" svg:y="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1cm" svg:y="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1cm" svg:y="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1cm" svg:y="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1cm" svg:y="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1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1cm" svg:y="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1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1cm" svg:y="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1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1cm" svg:y="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8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1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1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1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8.2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1cm" svg:y="1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1cm" svg:y="1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1cm" svg:y="1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1cm" svg:y="1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1cm" svg:y="1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1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1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1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1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1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1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8.201cm" svg:y="2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1cm" svg:y="2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1cm" svg:y="2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1cm" svg:y="2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1cm" svg:y="2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1cm" svg:y="2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1cm" svg:y="2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1cm" svg:y="2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1cm" svg:y="2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1cm" svg:y="2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1cm" svg:y="2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1cm" svg:y="2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1cm" svg:y="2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1cm" svg:y="2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1cm" svg:y="2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1cm" svg:y="2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8.2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1cm" svg:y="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1cm" svg:y="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1cm" svg:y="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1cm" svg:y="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1cm" svg:y="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1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1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1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1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1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1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8.202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2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2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2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2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2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2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2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2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2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2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2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2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8.202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2cm" svg:y="1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2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2cm" svg:y="1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2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2cm" svg:y="1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2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2cm" svg:y="1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2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2cm" svg:y="1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2cm" svg:y="1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2cm" svg:y="1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2cm" svg:y="1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8.202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2cm" svg:y="2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2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2cm" svg:y="2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2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2cm" svg:y="2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2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2cm" svg:y="2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2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2cm" svg:y="2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2cm" svg:y="2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2cm" svg:y="2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2cm" svg:y="2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2cm" svg:y="2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2cm" svg:y="2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2cm" svg:y="2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8.202cm" svg:y="2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8.192cm" svg:y="2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3.202cm" svg:y="2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3.192cm" svg:y="2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8.202cm" svg:y="2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8.192cm" svg:y="2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3.202cm" svg:y="2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3.192cm" svg:y="2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7.602cm" svg:y="2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7.592cm" svg:y="2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2.602cm" svg:y="2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2.592cm" svg:y="2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17.602cm" svg:y="2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17.592cm" svg:y="2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cm" svg:height="0.2cm" svg:x="22.602cm" svg:y="2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0.22cm" svg:height="0.22cm" svg:x="22.592cm" svg:y="2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1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1cm" svg:y="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1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1cm" svg:y="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1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1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1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1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1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1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1cm" svg:y="2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1cm" svg:y="2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1cm" svg:y="2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1cm" svg:y="2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1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1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1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1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2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2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2cm" svg:y="1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2cm" svg:y="1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2cm" svg:y="2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2cm" svg:y="2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2cm" svg:y="2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2cm" svg:y="2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2cm" svg:y="2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2cm" svg:y="2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2cm" svg:y="2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2cm" svg:y="2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1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1cm" svg:y="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1cm" svg:y="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1cm" svg:y="6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1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1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1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1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1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1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1cm" svg:y="16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1cm" svg:y="2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1cm" svg:y="2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1cm" svg:y="2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1cm" svg:y="2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1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1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1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1cm" svg:y="5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2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2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2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2cm" svg:y="1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2cm" svg:y="1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2cm" svg:y="15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2cm" svg:y="2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2cm" svg:y="2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2cm" svg:y="2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2cm" svg:y="2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2cm" svg:y="2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2cm" svg:y="2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2cm" svg:y="2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2cm" svg:y="25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20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8.192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3.20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3.192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8.20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8.192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3.20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3.192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7.60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7.592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2.602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2.59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7.602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7.59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2.602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2.59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202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3.19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602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.59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8.202cm" svg:y="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8.19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7.602cm" svg:y="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27.592cm" svg:y="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9cm" svg:height="25cm" svg:x="1cm" svg:y="1cm">
          <text:p/>
          <draw:enhanced-geometry svg:viewBox="0 0 21600 21600" draw:path-stretchpoint-x="10800" draw:path-stretchpoint-y="10800" draw:text-areas="?f3 ?f4 ?f5 ?f6" draw:type="round-rectangle" draw:modifiers="863.965441382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標準">
        <draw:line draw:style-name="gr3" draw:text-style-name="P1" draw:layer="layout" svg:x1="15cm" svg:y1="9cm" svg:x2="15cm" svg:y2="18cm">
          <text:p/>
        </draw:line>
        <draw:ellipse draw:style-name="gr4" draw:text-style-name="P2" draw:layer="layout" svg:width="2.041cm" svg:height="1.99cm" svg:x="15cm" svg:y="8cm" draw:kind="arc" draw:start-angle="91.13" draw:end-angle="180.31">
          <text:p/>
        </draw:ellipse>
        <draw:line draw:style-name="gr3" draw:text-style-name="P1" draw:layer="layout" svg:x1="16cm" svg:y1="8.005cm" svg:x2="20cm" svg:y2="8.005cm">
          <text:p/>
        </draw:line>
        <draw:line draw:style-name="gr3" draw:text-style-name="P1" draw:layer="layout" svg:x1="20cm" svg:y1="8cm" svg:x2="20cm" svg:y2="10.5cm">
          <text:p/>
        </draw:line>
        <draw:ellipse draw:style-name="gr4" draw:text-style-name="P2" draw:layer="layout" svg:width="4.962cm" svg:height="5cm" svg:x="17.5cm" svg:y="10.5cm" draw:kind="arc" draw:start-angle="89.75" draw:end-angle="270.44">
          <text:p/>
        </draw:ellipse>
        <draw:ellipse draw:style-name="gr4" draw:text-style-name="P2" draw:layer="layout" svg:width="4.943cm" svg:height="5.022cm" draw:transform="rotate (-3.14159265358979) translate (22.443cm 20.522cm)" draw:kind="arc" draw:start-angle="269.33" draw:end-angle="359.75">
          <text:p/>
        </draw:ellipse>
        <draw:line draw:style-name="gr3" draw:text-style-name="P1" draw:layer="layout" svg:x1="15cm" svg:y1="18cm" svg:x2="17.5cm" svg:y2="18cm">
          <text:p/>
        </draw:line>
        <draw:custom-shape draw:style-name="gr1" draw:text-style-name="P1" draw:layer="layout" svg:width="0.22cm" svg:height="0.22cm" svg:x="17.69cm" svg:y="10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7.69cm" svg:y="1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7.09cm" svg:y="10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7.09cm" svg:y="1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7.69cm" svg:y="15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7.69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7.09cm" svg:y="15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7.09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ellipse draw:style-name="gr4" draw:text-style-name="P2" draw:layer="layout" svg:width="4.943cm" svg:height="5.022cm" draw:transform="rotate (-3.14159265358979) translate (15.443cm 15.522cm)" draw:kind="arc" draw:start-angle="269.33" draw:end-angle="359.75">
            <text:p/>
          </draw:ellipse>
          <draw:ellipse draw:style-name="gr4" draw:text-style-name="P2" draw:layer="layout" svg:width="4.943cm" svg:height="5.022cm" svg:x="10.5cm" svg:y="5.478cm" draw:kind="arc" draw:start-angle="180.25" draw:end-angle="270.68">
            <text:p/>
          </draw:ellipse>
          <draw:line draw:style-name="gr3" draw:text-style-name="P1" draw:layer="layout" svg:x1="10.5cm" svg:y1="8cm" svg:x2="8cm" svg:y2="8cm">
            <text:p/>
          </draw:line>
          <draw:line draw:style-name="gr3" draw:text-style-name="P1" draw:layer="layout" svg:x1="10.5cm" svg:y1="13cm" svg:x2="8cm" svg:y2="13cm">
            <text:p/>
          </draw:line>
          <draw:line draw:style-name="gr3" draw:text-style-name="P1" draw:layer="layout" svg:x1="8cm" svg:y1="8cm" svg:x2="8cm" svg:y2="13cm">
            <text:p/>
          </draw:line>
        </draw:g>
        <draw:custom-shape draw:style-name="gr1" draw:text-style-name="P1" draw:layer="layout" svg:width="0.22cm" svg:height="0.22cm" svg:x="10.691cm" svg:y="10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0.091cm" svg:y="10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0.091cm" svg:y="1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0.692cm" svg:y="1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" draw:text-style-name="P2" draw:layer="layout" svg:width="4.943cm" svg:height="5.022cm" draw:transform="rotate (-3.14159265358979) translate (19.943cm 28.022cm)" draw:kind="arc" draw:start-angle="269.33" draw:end-angle="359.75">
          <text:p/>
        </draw:ellipse>
        <draw:ellipse draw:style-name="gr4" draw:text-style-name="P2" draw:layer="layout" svg:width="4.943cm" svg:height="5.022cm" svg:x="15.001cm" svg:y="17.978cm" draw:kind="arc" draw:start-angle="180.25" draw:end-angle="270.68">
          <text:p/>
        </draw:ellipse>
        <draw:ellipse draw:style-name="gr4" draw:text-style-name="P2" draw:layer="layout" svg:width="4.943cm" svg:height="5.022cm" draw:transform="rotate (-3.14159265358979) translate (15.001cm 28.022cm)" draw:kind="arc" draw:start-angle="180.25" draw:end-angle="270.68">
          <text:p/>
        </draw:ellipse>
        <draw:ellipse draw:style-name="gr4" draw:text-style-name="P2" draw:layer="layout" svg:width="4.943cm" svg:height="5.022cm" svg:x="10.057cm" svg:y="17.978cm" draw:kind="arc" draw:start-angle="269.34" draw:end-angle="359.75">
          <text:p/>
        </draw:ellipse>
        <draw:custom-shape draw:style-name="gr1" draw:text-style-name="P1" draw:layer="layout" svg:width="0.22cm" svg:height="0.22cm" svg:x="15.19cm" svg:y="23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4.59cm" svg:y="23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4.59cm" svg:y="22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cm" svg:height="0.22cm" svg:x="15.191cm" svg:y="22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cm" fo:page-height="5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8T22:27:08.366814861</meta:creation-date>
    <dc:date>2024-09-28T22:20:53.256437143</dc:date>
    <meta:editing-duration>PT18H38M28S</meta:editing-duration>
    <meta:editing-cycles>14</meta:editing-cycles>
    <meta:generator>LibreOffice/7.3.7.2$Linux_X86_64 LibreOffice_project/30$Build-2</meta:generator>
    <meta:document-statistic meta:object-count="274"/>
  </office:meta>
</office:document-meta>
</file>